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6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Definición de clases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D3:.H3])" office:value-type="float" office:value="70" calcext:value-type="float">
            <text:p>70</text:p>
          </table:table-cell>
          <table:table-cell office:value-type="string" calcext:value-type="string">
            <text:p>No utiliza el constructor correctamente. El programa no permite que el usuario ingrese sus valores para ingresar o retirar montos. El programa tiene errores de indentación.</text:p>
          </table:table-cell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Manejo de objetos</text:p>
          </table:table-cell>
          <table:table-cell table:style-name="ce17"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4:.H4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Algoritmo planteado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formula="of:=SUM([.D5:.H5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egunta D</text:p>
          </table:table-cell>
          <table:table-cell table:style-name="ce3" office:value-type="string" calcext:value-type="string">
            <text:p>Manejo de valores entrada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5"/>
          <table:table-cell table:style-name="ce20" table:formula="of:=SUM([.D6:.H6])" office:value-type="float" office:value="0" calcext:value-type="float">
            <text:p>0</text:p>
          </table:table-cell>
          <table:table-cell table:style-name="ce31"/>
          <table:table-cell table:style-name="ce13" office:value-type="string" calcext:value-type="string">
            <text:p>Pregunta E</text:p>
          </table:table-cell>
          <table:table-cell table:style-name="ce3" office:value-type="string" calcext:value-type="string">
            <text:p>Buenas prácticas</text:p>
          </table:table-cell>
          <table:table-cell table:style-name="ce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D7:.H7])-10" office:value-type="float" office:value="88" calcext:value-type="float">
            <text:p>88</text:p>
          </table:table-cell>
          <table:table-cell office:value-type="string" calcext:value-type="string">
            <text:p>Entrega tardía. El programa no termina cuando el usuario lo indic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5"/>
          <table:table-cell table:style-name="ce20" table:formula="of:=SUM([.D8:.H8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9:.H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5"/>
          <table:table-cell table:style-name="ce20" table:formula="of:=SUM([.D10:.H10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11:.H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12:.H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13:.H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5"/>
          <table:table-cell table:style-name="ce20" table:formula="of:=SUM([.D14:.H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5"/>
          <table:table-cell table:formula="of:=SUM([.D15:.H15])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16:.H16])" office:value-type="float" office:value="85" calcext:value-type="float">
            <text:p>85</text:p>
          </table:table-cell>
          <table:table-cell table:style-name="ce31" office:value-type="string" calcext:value-type="string">
            <text:p>No se utiliza bien el constructor para crear un objeto, tampoco se llama bien a los métodos de la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o hay código en python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18:.H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table:formula="of:=SUM([.D19:.H19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20:.H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21:.H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5"/>
          <table:table-cell table:style-name="ce20" table:formula="of:=SUM([.D22:.H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D23:.H23])" office:value-type="float" office:value="92" calcext:value-type="float">
            <text:p>92</text:p>
          </table:table-cell>
          <table:table-cell office:value-type="string" calcext:value-type="string">
            <text:p>No permite que el usuario realice más de una operación porque se termina el progra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24:.H2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table:formula="of:=SUM([.D25:.H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5"/>
          <table:table-cell table:style-name="ce20" table:formula="of:=SUM([.D26:.H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27:.H27])-10" office:value-type="float" office:value="90" calcext:value-type="float">
            <text:p>90</text:p>
          </table:table-cell>
          <table:table-cell office:value-type="string" calcext:value-type="string">
            <text:p>Entrega tardí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8:.H28])" office:value-type="float" office:value="96" calcext:value-type="float">
            <text:p>96</text:p>
          </table:table-cell>
          <table:table-cell table:style-name="ce34" office:value-type="string" calcext:value-type="string">
            <text:p>El valor del monto a retirar debe tratarse como “int” desde que se le pide al usuario para que no dé error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5"/>
          <table:table-cell table:formula="of:=SUM([.D29:.H29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30:.H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5"/>
          <table:table-cell table:formula="of:=SUM([.D31:.H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style-name="ce20" table:formula="of:=SUM([.D32:.H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33:.H33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table:formula="of:=SUM([.D34:.H34])" office:value-type="float" office:value="85" calcext:value-type="float">
            <text:p>85</text:p>
          </table:table-cell>
          <table:table-cell table:style-name="ce34" office:value-type="string" calcext:value-type="string">
            <text:p>El método para retirar dinero no sigue las instrucciones del enunciado, además permite retirar más dinero del que se posee en la cuent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5"/>
          <table:table-cell table:formula="of:=SUM([.D35:.H35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36:.H36])" office:value-type="float" office:value="94" calcext:value-type="float">
            <text:p>94</text:p>
          </table:table-cell>
          <table:table-cell table:style-name="ce34" office:value-type="string" calcext:value-type="string">
            <text:p>No se hace manejo de excepcion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37:.H37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9:34:52.1559727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01T22:08:58.903341483</dc:date>
    <meta:editing-duration>PT6H6M7S</meta:editing-duration>
    <meta:editing-cycles>12</meta:editing-cycles>
    <meta:generator>LibreOffice/6.4.6.2$Linux_X86_64 LibreOffice_project/40$Build-2</meta:generator>
    <meta:document-statistic meta:table-count="1" meta:cell-count="312" meta:object-count="0"/>
  </office:meta>
</office:document-meta>
</file>